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3cm" fo:min-width="2.589cm"/>
    </style:style>
    <style:style style:name="gr2" style:family="graphic" style:parent-style-name="standard">
      <style:graphic-properties draw:textarea-horizontal-align="justify" draw:textarea-vertical-align="middle" draw:auto-grow-height="false" fo:min-height="0.951cm" fo:min-width="2.22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8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6" style:family="graphic" style:parent-style-name="standard">
      <style:graphic-properties draw:textarea-horizontal-align="justify" draw:textarea-vertical-align="middle" draw:auto-grow-height="false" fo:min-height="1.356cm" fo:min-width="2.503cm"/>
    </style:style>
    <style:style style:name="gr7" style:family="graphic" style:parent-style-name="standard">
      <style:graphic-properties draw:textarea-horizontal-align="justify" draw:textarea-vertical-align="middle" draw:auto-grow-height="false" fo:min-height="1.126cm" fo:min-width="4.686cm"/>
    </style:style>
    <style:style style:name="gr8" style:family="graphic" style:parent-style-name="standard">
      <style:graphic-properties draw:textarea-horizontal-align="justify" draw:textarea-vertical-align="middle" draw:auto-grow-height="false" fo:min-height="1.656cm" fo:min-width="1.406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241cm" fo:min-width="4.92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1.152cm"/>
    </style:style>
    <style:style style:name="gr15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17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4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5.465cm" fo:min-width="14.105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89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8.767cm" fo:min-width="14.1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2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0.164cm" fo:min-width="15.7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512cm" fo:min-width="7.374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512cm" fo:min-width="7.628cm"/>
    </style:style>
    <style:style style:name="gr33" style:family="graphic" style:parent-style-name="standard">
      <style:graphic-properties draw:fill-color="#ff3333" draw:textarea-horizontal-align="justify" draw:textarea-vertical-align="middle" draw:auto-grow-height="false" fo:min-height="1.147cm" fo:min-width="6.612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9.783cm" fo:min-width="15.7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0.889cm" svg:x="9.89cm" svg:y="9.001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318cm" svg:height="1.905cm" svg:x="9.001cm" svg:y="11.16cm">
          <text:p text:style-name="P1">Show </text:p>
          <text:p text:style-name="P1">Choic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3.302cm" svg:height="1.778cm" svg:x="3.159cm" svg:y="14.208cm">
          <text:p text:style-name="P1">Register</text:p>
          <text:p text:style-name="P1">Vo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302cm" svg:height="1.778cm" svg:x="9.001cm" svg:y="14.208cm">
          <text:p text:style-name="P1">Vot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302cm" svg:height="1.778cm" svg:x="14.335cm" svg:y="14.208cm">
          <text:p text:style-name="P1">Show</text:p>
          <text:p text:style-name="P1">Detail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.477cm" svg:y1="9.89cm" svg:x2="11.16cm" svg:y2="11.16cm" draw:start-shape="id1" draw:start-glue-point="2" draw:end-shape="id2" svg:d="M11477 9890l-317 1270" svg:viewBox="0 0 318 1271">
          <text:p/>
        </draw:connector>
        <draw:connector draw:style-name="gr4" draw:text-style-name="P2" draw:layer="layout" svg:x1="9.54cm" svg:y1="12.113cm" svg:x2="4.81cm" svg:y2="14.208cm" draw:start-shape="id2" draw:start-glue-point="9" draw:end-shape="id3" draw:end-glue-point="0" svg:d="M9540 12113h-4730v2095" svg:viewBox="0 0 4731 2096">
          <text:p/>
        </draw:connector>
        <draw:connector draw:style-name="gr4" draw:text-style-name="P2" draw:layer="layout" svg:x1="12.78cm" svg:y1="12.113cm" svg:x2="15.986cm" svg:y2="14.208cm" draw:start-shape="id2" draw:start-glue-point="6" draw:end-shape="id4" draw:end-glue-point="0" svg:d="M12780 12113h3206v2095" svg:viewBox="0 0 3207 2096">
          <text:p/>
        </draw:connector>
        <draw:connector draw:style-name="gr4" draw:text-style-name="P2" draw:layer="layout" svg:x1="11.16cm" svg:y1="13.065cm" svg:x2="10.652cm" svg:y2="14.208cm" draw:start-shape="id2" draw:start-glue-point="8" draw:end-shape="id5" svg:d="M11160 13065v572h-508v571" svg:viewBox="0 0 509 1144">
          <text:p/>
        </draw:connector>
        <draw:frame draw:style-name="gr5" draw:text-style-name="P3" draw:layer="layout" svg:width="3.389cm" svg:height="0.962cm" svg:x="9.89cm" svg:y="3.286cm">
          <draw:text-box>
            <text:p>Main Flow</text:p>
          </draw:text-box>
        </draw:frame>
        <draw:custom-shape draw:style-name="gr6" draw:text-style-name="P1" xml:id="id6" draw:id="id6" draw:layer="layout" svg:width="3.175cm" svg:height="1.778cm" svg:x="9.636cm" svg:y="18.653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4.81cm" svg:y1="15.986cm" svg:x2="9.636cm" svg:y2="19.542cm" draw:start-shape="id3" draw:start-glue-point="2" draw:end-shape="id6" draw:end-glue-point="3" svg:d="M4810 15986v3556h4826" svg:viewBox="0 0 4827 3557">
          <text:p/>
        </draw:connector>
        <draw:connector draw:style-name="gr4" draw:text-style-name="P2" draw:layer="layout" svg:x1="15.986cm" svg:y1="15.986cm" svg:x2="12.811cm" svg:y2="19.542cm" draw:start-shape="id4" draw:start-glue-point="2" draw:end-shape="id6" draw:end-glue-point="1" svg:d="M15986 15986v3556h-3175" svg:viewBox="0 0 3176 3557">
          <text:p/>
        </draw:connector>
        <draw:connector draw:style-name="gr4" draw:text-style-name="P2" draw:layer="layout" svg:x1="10.652cm" svg:y1="15.986cm" svg:x2="11.223cm" svg:y2="18.653cm" draw:start-shape="id5" draw:start-glue-point="2" draw:end-shape="id6" svg:d="M10652 15986v1334h571v1333" svg:viewBox="0 0 572 2668">
          <text:p/>
        </draw:connector>
      </draw:page>
      <draw:page draw:name="page2" draw:style-name="dp1" draw:master-page-name="Default">
        <draw:custom-shape draw:style-name="gr7" draw:text-style-name="P1" xml:id="id7" draw:id="id7" draw:layer="layout" svg:width="5.334cm" svg:height="1.524cm" svg:x="7.858cm" svg:y="6.96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8" draw:id="id8" draw:layer="layout" svg:width="3.81cm" svg:height="3.81cm" svg:x="8.62cm" svg:y="10.906cm">
          <text:p text:style-name="P1">Check </text:p>
          <text:p text:style-name="P1">If </text:p>
          <text:p text:style-name="P1">Register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9" draw:id="id9" draw:layer="layout" svg:width="3.81cm" svg:height="2.032cm" svg:x="3.667cm" svg:y="15.732cm">
          <text:p text:style-name="P1">Register</text:p>
          <text:p text:style-name="P1">Vot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5.588cm" svg:height="1.651cm" svg:x="8.239cm" svg:y="20.558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0.525cm" svg:y1="8.493cm" svg:x2="10.525cm" svg:y2="10.906cm" draw:start-shape="id7" draw:start-glue-point="2" draw:end-shape="id8" draw:end-glue-point="4" svg:d="M10525 8493v2413" svg:viewBox="0 0 1 2414">
          <text:p/>
        </draw:connector>
        <draw:connector draw:style-name="gr11" draw:text-style-name="P2" draw:layer="layout" svg:x1="8.62cm" svg:y1="12.811cm" svg:x2="5.572cm" svg:y2="15.732cm" draw:start-shape="id8" draw:start-glue-point="5" draw:end-shape="id9" draw:end-glue-point="0" svg:d="M8620 12811h-3048v2921" svg:viewBox="0 0 3049 2922">
          <text:p text:style-name="P1"><text:s/>no</text:p>
        </draw:connector>
        <draw:connector draw:style-name="gr11" draw:text-style-name="P2" draw:layer="layout" svg:x1="10.525cm" svg:y1="14.716cm" svg:x2="11.033cm" svg:y2="20.558cm" draw:start-shape="id8" draw:start-glue-point="6" draw:end-shape="id10" draw:end-glue-point="0" svg:d="M10525 14716v2921h508v2921" svg:viewBox="0 0 509 5843">
          <text:p text:style-name="P1">Yes</text:p>
        </draw:connector>
        <draw:connector draw:style-name="gr4" draw:text-style-name="P2" draw:layer="layout" svg:x1="5.572cm" svg:y1="17.764cm" svg:x2="8.239cm" svg:y2="21.383cm" draw:start-shape="id9" draw:start-glue-point="2" draw:end-shape="id10" draw:end-glue-point="3" svg:d="M5572 17764v3619h2667" svg:viewBox="0 0 2668 3620">
          <text:p/>
        </draw:connector>
        <draw:frame draw:style-name="gr12" draw:text-style-name="P3" draw:layer="layout" svg:width="4.376cm" svg:height="0.962cm" svg:x="8.493cm" svg:y="2.397cm">
          <draw:text-box>
            <text:p>Register Flow</text:p>
          </draw:text-box>
        </draw:frame>
      </draw:page>
      <draw:page draw:name="page3" draw:style-name="dp1" draw:master-page-name="Default">
        <draw:custom-shape draw:style-name="gr7" draw:text-style-name="P1" xml:id="id11" draw:id="id11" draw:layer="layout" svg:width="5.334cm" svg:height="1.524cm" svg:x="7.858cm" svg:y="6.96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2" draw:id="id12" draw:layer="layout" svg:width="3.81cm" svg:height="3.81cm" svg:x="8.62cm" svg:y="10.906cm">
          <text:p text:style-name="P1">Check </text:p>
          <text:p text:style-name="P1">If </text:p>
          <text:p text:style-name="P1">Register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3" draw:id="id13" draw:layer="layout" svg:width="3.81cm" svg:height="2.032cm" svg:x="3.667cm" svg:y="15.732cm">
          <text:p text:style-name="P1">Register</text:p>
          <text:p text:style-name="P1">Vot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5.588cm" svg:height="1.651cm" svg:x="8.239cm" svg:y="24.749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0.525cm" svg:y1="8.493cm" svg:x2="10.525cm" svg:y2="10.906cm" draw:start-shape="id11" draw:start-glue-point="2" draw:end-shape="id12" draw:end-glue-point="4" svg:d="M10525 8493v2413" svg:viewBox="0 0 1 2414">
          <text:p/>
        </draw:connector>
        <draw:connector draw:style-name="gr11" draw:text-style-name="P2" draw:layer="layout" svg:x1="8.62cm" svg:y1="12.811cm" svg:x2="5.572cm" svg:y2="15.732cm" draw:start-shape="id12" draw:start-glue-point="5" draw:end-shape="id13" draw:end-glue-point="0" svg:d="M8620 12811h-3048v2921" svg:viewBox="0 0 3049 2922">
          <text:p text:style-name="P1">NO</text:p>
        </draw:connector>
        <draw:frame draw:style-name="gr13" draw:text-style-name="P3" draw:layer="layout" svg:width="3.495cm" svg:height="0.962cm" svg:x="8.493cm" svg:y="2.397cm">
          <draw:text-box>
            <text:p>Vote FLow</text:p>
          </draw:text-box>
        </draw:frame>
        <draw:custom-shape draw:style-name="gr14" draw:text-style-name="P1" xml:id="id14" draw:id="id14" draw:layer="layout" svg:width="3.302cm" svg:height="3.175cm" svg:x="15.224cm" svg:y="14.97cm">
          <text:p text:style-name="P1">Voted</text:p>
          <text:p text:style-name="P1">Alread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2" draw:layer="layout" svg:x1="16.875cm" svg:y1="18.145cm" svg:x2="13.827cm" svg:y2="25.574cm" draw:start-shape="id14" draw:start-glue-point="6" draw:end-shape="id15" draw:end-glue-point="1" svg:d="M16875 18145v7429h-3048" svg:viewBox="0 0 3049 7430">
          <text:p text:style-name="P1">YEs</text:p>
        </draw:connector>
        <draw:custom-shape draw:style-name="gr15" draw:text-style-name="P1" xml:id="id16" draw:id="id16" draw:layer="layout" svg:width="4.191cm" svg:height="2.159cm" svg:x="9.001cm" svg:y="15.859cm">
          <text:p text:style-name="P1">Vot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477cm" svg:y1="16.748cm" svg:x2="9.001cm" svg:y2="16.938cm" draw:start-shape="id13" draw:start-glue-point="1" draw:end-shape="id16" svg:d="M7477 16748h762v190h762" svg:viewBox="0 0 1525 191">
          <text:p/>
        </draw:connector>
        <draw:connector draw:style-name="gr11" draw:text-style-name="P2" draw:layer="layout" svg:x1="12.43cm" svg:y1="12.811cm" svg:x2="16.875cm" svg:y2="14.97cm" draw:start-shape="id12" draw:start-glue-point="7" draw:end-shape="id14" draw:end-glue-point="4" svg:d="M12430 12811h4445v2159" svg:viewBox="0 0 4446 2160">
          <text:p text:style-name="P1">Yes</text:p>
        </draw:connector>
        <draw:connector draw:style-name="gr4" draw:text-style-name="P2" draw:layer="layout" svg:x1="11.096cm" svg:y1="18.018cm" svg:x2="11.033cm" svg:y2="24.749cm" draw:start-shape="id16" draw:start-glue-point="2" draw:end-shape="id15" svg:d="M11096 18018v3365h-63v3366" svg:viewBox="0 0 64 6732">
          <text:p/>
        </draw:connector>
        <draw:connector draw:style-name="gr11" draw:text-style-name="P2" draw:layer="layout" svg:x1="15.224cm" svg:y1="16.558cm" svg:x2="13.192cm" svg:y2="16.938cm" draw:start-shape="id14" draw:start-glue-point="5" draw:end-shape="id16" svg:d="M15224 16558h-1016v380h-1016" svg:viewBox="0 0 2033 381">
          <text:p text:style-name="P1">No</text:p>
        </draw:connector>
      </draw:page>
      <draw:page draw:name="page4" draw:style-name="dp1" draw:master-page-name="Default">
        <draw:custom-shape draw:style-name="gr7" draw:text-style-name="P1" xml:id="id17" draw:id="id17" draw:layer="layout" svg:width="5.334cm" svg:height="1.524cm" svg:x="7.858cm" svg:y="6.96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8" draw:id="id18" draw:layer="layout" svg:width="3.81cm" svg:height="3.81cm" svg:x="8.62cm" svg:y="10.906cm">
          <text:p text:style-name="P1">If url is adm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9" draw:id="id19" draw:layer="layout" svg:width="3.81cm" svg:height="2.032cm" svg:x="3.667cm" svg:y="15.732cm">
          <text:p text:style-name="P1">Show </text:p>
          <text:p text:style-name="P1">Statistics</text:p>
          <text:p text:style-name="P1">And Log</text:p>
          <draw:enhanced-geometry svg:viewBox="0 0 21600 21600" draw:type="rectangle" draw:enhanced-path="M 0 0 L 21600 0 21600 21600 0 21600 0 0 Z N"/>
        </draw:custom-shape>
        <draw:custom-shape draw:style-name="gr10" draw:text-style-name="P1" xml:id="id20" draw:id="id20" draw:layer="layout" svg:width="5.588cm" svg:height="1.651cm" svg:x="8.239cm" svg:y="24.749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0.525cm" svg:y1="8.493cm" svg:x2="10.525cm" svg:y2="10.906cm" draw:start-shape="id17" draw:start-glue-point="2" draw:end-shape="id18" draw:end-glue-point="4" svg:d="M10525 8493v2413" svg:viewBox="0 0 1 2414">
          <text:p/>
        </draw:connector>
        <draw:connector draw:style-name="gr11" draw:text-style-name="P2" draw:layer="layout" svg:x1="8.62cm" svg:y1="12.811cm" svg:x2="5.572cm" svg:y2="15.732cm" draw:start-shape="id18" draw:start-glue-point="5" draw:end-shape="id19" draw:end-glue-point="0" svg:d="M8620 12811h-3048v2921" svg:viewBox="0 0 3049 2922">
          <text:p text:style-name="P1">Yes</text:p>
        </draw:connector>
        <draw:frame draw:style-name="gr16" draw:text-style-name="P3" draw:layer="layout" svg:width="4.198cm" svg:height="0.962cm" svg:x="8.493cm" svg:y="2.397cm">
          <draw:text-box>
            <text:p>Show Details</text:p>
          </draw:text-box>
        </draw:frame>
        <draw:connector draw:style-name="gr4" draw:text-style-name="P2" draw:layer="layout" svg:x1="16.875cm" svg:y1="18.145cm" svg:x2="13.827cm" svg:y2="25.574cm" draw:end-shape="id20" draw:end-glue-point="1" svg:d="M16875 18145h-1273v7429h-1775" svg:viewBox="0 0 3049 7430">
          <text:p/>
        </draw:connector>
        <draw:custom-shape draw:style-name="gr17" draw:text-style-name="P1" xml:id="id21" draw:id="id21" draw:layer="layout" svg:width="5.588cm" svg:height="2.159cm" svg:x="13.573cm" svg:y="15.986cm">
          <text:p text:style-name="P1">Show Voting</text:p>
          <text:p text:style-name="P1">Details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2.43cm" svg:y1="12.811cm" svg:x2="16.367cm" svg:y2="15.986cm" draw:start-shape="id18" draw:start-glue-point="7" draw:end-shape="id21" draw:end-glue-point="0" svg:d="M12430 12811h3937v3175" svg:viewBox="0 0 3938 3176">
          <text:p text:style-name="P1">No</text:p>
        </draw:connector>
        <draw:connector draw:style-name="gr4" draw:text-style-name="P2" draw:layer="layout" svg:x1="5.572cm" svg:y1="17.764cm" svg:x2="8.239cm" svg:y2="25.574cm" draw:start-shape="id19" draw:start-glue-point="2" draw:end-shape="id20" draw:end-glue-point="3" svg:d="M5572 17764v7810h2667" svg:viewBox="0 0 2668 7811">
          <text:p/>
        </draw:connector>
      </draw:page>
      <draw:page draw:name="page5" draw:style-name="dp1" draw:master-page-name="Default">
        <draw:frame draw:style-name="gr18" draw:text-style-name="P3" draw:layer="layout" svg:width="3.749cm" svg:height="2.384cm" svg:x="8.747cm" svg:y="1.889cm">
          <draw:text-box>
            <text:p>UI DESIGN</text:p>
            <text:p/>
            <text:p>Index Page</text:p>
          </draw:text-box>
        </draw:frame>
        <draw:custom-shape draw:style-name="gr19" draw:text-style-name="P4" draw:layer="layout" svg:width="14.605cm" svg:height="5.715cm" svg:x="4.048cm" svg:y="5.5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556cm" svg:height="1.27cm" svg:x="4.683cm" svg:y="7.985cm">
          <text:p text:style-name="P1">Register</text:p>
          <text:p text:style-name="P1">Vot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556cm" svg:height="1.27cm" svg:x="9.89cm" svg:y="7.985cm">
          <text:p text:style-name="P1">Vote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9.989cm" svg:height="0.962cm" svg:x="6.759cm" svg:y="6.334cm">
          <draw:text-box>
            <text:p>Welcome To Sevekistan Elections</text:p>
          </draw:text-box>
        </draw:frame>
        <draw:custom-shape draw:style-name="gr20" draw:text-style-name="P1" draw:layer="layout" svg:width="3.556cm" svg:height="1.27cm" svg:x="14.208cm" svg:y="7.985cm">
          <text:p text:style-name="P1">Results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198cm" svg:height="0.962cm" svg:x="9.509cm" svg:y="14.843cm">
          <draw:text-box>
            <text:p>Show Details</text:p>
          </draw:text-box>
        </draw:frame>
        <draw:custom-shape draw:style-name="gr22" draw:text-style-name="P4" draw:layer="layout" svg:width="14.605cm" svg:height="9.017cm" svg:x="4.175cm" svg:y="16.875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4.549cm" svg:height="0.962cm" svg:x="6.886cm" svg:y="17.637cm">
          <draw:text-box>
            <text:p>Voting Results</text:p>
          </draw:text-box>
        </draw:frame>
        <draw:frame draw:style-name="gr24" draw:text-style-name="P3" draw:layer="layout" svg:width="5.713cm" svg:height="2.384cm" svg:x="5.445cm" svg:y="19.669cm">
          <draw:text-box>
            <text:p>Total Votes: 10000</text:p>
            <text:p/>
            <text:p/>
          </draw:text-box>
        </draw:frame>
        <draw:frame draw:style-name="gr25" draw:text-style-name="P3" draw:layer="layout" svg:width="5.963cm" svg:height="0.962cm" svg:x="5.953cm" svg:y="21.447cm">
          <draw:text-box>
            <text:p>YYMD: 2500 (25%)</text:p>
          </draw:text-box>
        </draw:frame>
        <draw:frame draw:style-name="gr26" draw:text-style-name="P3" draw:layer="layout" svg:width="5.684cm" svg:height="0.962cm" svg:x="5.953cm" svg:y="22.844cm">
          <draw:text-box>
            <text:p>FMC: 1000 (10 %)</text:p>
          </draw:text-box>
        </draw:frame>
        <draw:frame draw:style-name="gr27" draw:text-style-name="P3" draw:layer="layout" svg:width="6.175cm" svg:height="0.962cm" svg:x="5.953cm" svg:y="24.368cm">
          <draw:text-box>
            <text:p>EUU: 1250 (12.5 %)</text:p>
          </draw:text-box>
        </draw:frame>
      </draw:page>
      <draw:page draw:name="page6" draw:style-name="dp1" draw:master-page-name="Default">
        <draw:frame draw:style-name="gr28" draw:text-style-name="P3" draw:layer="layout" svg:width="3.952cm" svg:height="2.384cm" svg:x="8.747cm" svg:y="1.889cm">
          <draw:text-box>
            <text:p>UI DESIGN</text:p>
            <text:p/>
            <text:p>Vote Page 2</text:p>
          </draw:text-box>
        </draw:frame>
        <draw:custom-shape draw:style-name="gr29" draw:text-style-name="P4" draw:layer="layout" svg:width="16.256cm" svg:height="10.414cm" svg:x="2.905cm" svg:y="5.572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6.276cm" svg:height="0.962cm" svg:x="8.239cm" svg:y="6.334cm">
          <draw:text-box>
            <text:p>Confirm Your Details</text:p>
          </draw:text-box>
        </draw:frame>
        <draw:custom-shape draw:style-name="gr20" draw:text-style-name="P1" draw:layer="layout" svg:width="3.556cm" svg:height="1.27cm" svg:x="4.682cm" svg:y="11.033cm">
          <text:p text:style-name="P1">YYM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556cm" svg:height="1.27cm" svg:x="9.889cm" svg:y="11.033cm">
          <text:p text:style-name="P1">NFMC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556cm" svg:height="1.27cm" svg:x="14.207cm" svg:y="11.033cm">
          <text:p text:style-name="P1">EUU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7.874cm" svg:height="0.762cm" svg:x="7.35cm" svg:y="7.858cm">
          <text:p text:style-name="P1">Names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8.128cm" svg:height="0.762cm" svg:x="7.35cm" svg:y="9.382cm">
          <text:p text:style-name="P1">ID Card Numb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556cm" svg:height="1.27cm" svg:x="4.683cm" svg:y="11.033cm">
          <text:p text:style-name="P1">YYM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556cm" svg:height="1.27cm" svg:x="9.89cm" svg:y="11.033cm">
          <text:p text:style-name="P1">NFMC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556cm" svg:height="1.27cm" svg:x="14.208cm" svg:y="11.033cm">
          <text:p text:style-name="P1">EUU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7.112cm" svg:height="1.397cm" svg:x="8.239cm" svg:y="13.319cm">
          <text:p text:style-name="P1">Vote now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6.256cm" svg:height="10.033cm" svg:x="2.905cm" svg:y="16.24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6.733cm" svg:height="0.962cm" svg:x="8.239cm" svg:y="17.002cm">
          <draw:text-box>
            <text:p>Register Your Account</text:p>
          </draw:text-box>
        </draw:frame>
        <draw:custom-shape draw:style-name="gr31" draw:text-style-name="P4" draw:layer="layout" svg:width="7.874cm" svg:height="0.762cm" svg:x="7.35cm" svg:y="18.526cm">
          <text:p text:style-name="P1">Names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8.128cm" svg:height="0.762cm" svg:x="7.35cm" svg:y="20.05cm">
          <text:p text:style-name="P1">ID Card Number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7.112cm" svg:height="1.397cm" svg:x="7.731cm" svg:y="21.701cm">
          <text:p text:style-name="P1">Register</text:p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8.821cm" svg:height="0.962cm" svg:x="5.953cm" svg:y="14.77cm">
          <draw:text-box>
            <text:p>Vote Status: Succeed / Failed</text:p>
          </draw:text-box>
        </draw:frame>
        <draw:frame draw:style-name="gr36" draw:text-style-name="P3" draw:layer="layout" svg:width="8.821cm" svg:height="0.962cm" svg:x="7.096cm" svg:y="24.495cm">
          <draw:text-box>
            <text:p>Vote Status: Succeed / Failed</text:p>
          </draw:text-box>
        </draw:frame>
      </draw:page>
      <draw:page draw:name="page7" draw:style-name="dp1" draw:master-page-name="Default">
        <draw:frame draw:style-name="gr37" draw:text-style-name="P3" draw:layer="layout" svg:width="15.518cm" svg:height="18.026cm" svg:x="1cm" svg:y="0.981cm">
          <draw:text-box>
            <text:p>Voter Class</text:p>
            <text:p/>
            <text:p>Names </text:p>
            <text:p>IdNumber</text:p>
            <text:p/>
            <text:p/>
            <text:p>Voted()</text:p>
            <text:p><text:tab/>- return if current user voted or not</text:p>
            <text:p/>
            <text:p>Exists(idNumber, name)</text:p>
            <text:p><text:tab/>- return if current voter exists (registered already)</text:p>
            <text:p/>
            <text:p>registerVoter(idNumber, name)</text:p>
            <text:p><text:tab/>- registers the voter</text:p>
            <text:p/>
            <text:p>VotedFor()</text:p>
            <text:p><text:tab/>- returns Party Chosen by voter</text:p>
            <text:p/>
            <text:p/>
            <text:p/>
            <text:p>Total Votes</text:p>
            <text:p/>
            <text:p>GetTotalVotes</text:p>
            <text:p>getTotalVotesPerParty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2:36:37.559196986</meta:creation-date>
    <meta:editing-duration>PT2H2M31S</meta:editing-duration>
    <meta:editing-cycles>3</meta:editing-cycles>
    <meta:generator>LibreOffice/5.1.6.2$Linux_X86_64 LibreOffice_project/10m0$Build-2</meta:generator>
    <dc:date>2020-04-20T14:48:22.337321081</dc:date>
    <meta:document-statistic meta:object-count="81"/>
  </office:meta>
</office:document-meta>
</file>